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30BB1EEDB3553E6C049.png" manifest:media-type="image/png"/>
  <manifest:file-entry manifest:full-path="Pictures/1000000000000131000000A5D077BDA19E37EF56.jpg" manifest:media-type="image/jpeg"/>
  <manifest:file-entry manifest:full-path="Pictures/100000000000030200000302CB0F1A11849FB32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style:text-properties fo:font-size="116pt" style:font-size-asian="116pt" style:font-size-complex="116pt"/>
    </style:style>
    <style:style style:name="P2" style:family="paragraph">
      <loext:graphic-properties draw:fill-color="#ffffff"/>
      <style:text-properties fo:font-size="116pt" style:font-size-asian="116pt" style:font-size-complex="11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116pt" style:font-size-asian="116pt" style:font-size-complex="1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Das ist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ee</text:p>
          </draw:text-box>
        </draw:frame>
        <draw:frame draw:style-name="gr2" draw:text-style-name="P4" draw:layer="layout" svg:width="18.606cm" svg:height="15.089cm" svg:x="4.696cm" svg:y="3.458cm" presentation:class="graphic" presentation:user-transformed="true">
          <draw:image xlink:href="Pictures/100000000000030200000302CB0F1A11849FB32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ee</text:p>
          </draw:text-box>
        </draw:frame>
        <draw:frame draw:style-name="gr2" draw:text-style-name="P4" draw:layer="layout" svg:width="22.512cm" svg:height="12.179cm" svg:x="2.743cm" svg:y="4.913cm" presentation:class="graphic">
          <draw:image xlink:href="Pictures/1000000000000131000000A5D077BDA19E37EF5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ee</text:p>
          </draw:text-box>
        </draw:frame>
        <draw:frame draw:style-name="gr2" draw:text-style-name="P4" draw:layer="layout" svg:width="14.846cm" svg:height="15.785cm" svg:x="6.576cm" svg:y="3.302cm" presentation:class="graphic" presentation:user-transformed="true">
          <draw:image xlink:href="Pictures/10000201000002580000030BB1EEDB3553E6C0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09:54:19.311192615</meta:creation-date>
    <dc:date>2017-09-21T10:00:47.230160183</dc:date>
    <meta:editing-duration>PT6M32S</meta:editing-duration>
    <meta:editing-cycles>1</meta:editing-cycles>
    <meta:document-statistic meta:object-count="36"/>
    <meta:generator>LibreOffice/5.1.6.2$Linux_X86_64 LibreOffice_project/10m0$Build-2</meta:generator>
  </office:meta>
</office:document-meta>
</file>